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ael" svg:font-family="Mael" style:font-pitch="variable"/>
    <style:font-face style:name="Yu Gothic" svg:font-family="'Yu Goth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2" style:family="table-row">
      <style:table-row-properties style:min-row-height="11.296cm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Mael" fo:font-size="36pt" style:font-size-asian="36pt" style:font-size-complex="36pt"/>
    </style:style>
    <style:style style:name="P2" style:family="paragraph" style:parent-style-name="Standard">
      <style:text-properties style:font-name="Mael" fo:font-size="36pt" officeooo:rsid="001c5a83" officeooo:paragraph-rsid="001c5a8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Mael" fo:font-size="36pt" officeooo:rsid="001c5a83" officeooo:paragraph-rsid="001c5a83" style:font-size-asian="36pt" style:font-size-complex="36pt"/>
    </style:style>
    <style:style style:name="P4" style:family="paragraph" style:parent-style-name="Standard">
      <style:text-properties style:font-name="Mael" fo:font-size="36pt" officeooo:paragraph-rsid="001c5a83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Mael" fo:font-size="26pt" officeooo:paragraph-rsid="001c5a83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Mael" fo:font-size="26pt" officeooo:rsid="001c5a83" officeooo:paragraph-rsid="001c5a83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Mael" fo:font-size="26pt" officeooo:rsid="001f9795" officeooo:paragraph-rsid="001f9795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Mael" fo:font-size="14pt" officeooo:rsid="001c5a83" officeooo:paragraph-rsid="001c5a8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Mael" fo:font-size="12pt" officeooo:paragraph-rsid="001c5a83" style:font-size-asian="12pt" style:font-size-complex="12pt"/>
    </style:style>
    <style:style style:name="P10" style:family="paragraph" style:parent-style-name="Standard">
      <style:text-properties style:font-name="Mael" fo:font-size="16pt" style:font-size-asian="14pt" style:font-size-complex="16pt"/>
    </style:style>
    <style:style style:name="T1" style:family="text">
      <style:text-properties officeooo:rsid="001c5a83"/>
    </style:style>
    <style:style style:name="T2" style:family="text">
      <style:text-properties fo:font-size="14pt" officeooo:rsid="001c5a83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Gesucht</text:p>
            <text:p text:style-name="P5">Hühnerdieb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Ella Federkiel </text:p>
            <text:p text:style-name="P5">5 Silber</text:p>
            <text:p text:style-name="P8">Auftraggeber: Stadtwache</text:p>
          </table:table-cell>
          <table:table-cell table:style-name="Tabelle1.B1" office:value-type="string">
            <text:p text:style-name="P3">Gesucht</text:p>
            <text:p text:style-name="P6">Scharlatan und Hypnotiseur</text:p>
            <text:p text:style-name="P5"/>
            <text:p text:style-name="P5"/>
            <text:p text:style-name="P5"/>
            <text:p text:style-name="P5"/>
            <text:p text:style-name="P5"/>
            <text:p text:style-name="P5">-</text:p>
            <text:p text:style-name="P5">5 Silber</text:p>
            <text:p text:style-name="P8">Auftraggeber: Stadtwache</text:p>
          </table:table-cell>
        </table:table-row>
        <table:table-row table:style-name="Tabelle1.2">
          <table:table-cell table:style-name="Tabelle1.A2" office:value-type="string">
            <text:p text:style-name="P3">Gesucht</text:p>
            <text:p text:style-name="P5">Hühnerbande</text:p>
            <text:p text:style-name="P5"/>
            <text:p text:style-name="P5"/>
            <text:p text:style-name="P5"/>
            <text:p text:style-name="P5"/>
            <text:p text:style-name="P6">8 Federviech</text:p>
            <text:p text:style-name="P5"><text:span text:style-name="T1">7</text:span> Silber</text:p>
            <text:p text:style-name="P8">Auftraggeber: Stadtwache</text:p>
          </table:table-cell>
          <table:table-cell table:style-name="Tabelle1.B2" office:value-type="string">
            <text:p text:style-name="P3">Gesucht</text:p>
            <text:p text:style-name="P6">Zauberer</text:p>
            <text:p text:style-name="P5"/>
            <text:p text:style-name="P5"/>
            <text:p text:style-name="P5"/>
            <text:p text:style-name="P5"/>
            <text:p text:style-name="P7">Rastor v. Khom</text:p>
            <text:p text:style-name="P5"><text:span text:style-name="T1">7</text:span> Silber</text:p>
            <text:p text:style-name="P9"><text:span text:style-name="T1">Auftraggeber: Tempel des Prajos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ael" svg:font-family="Mael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MS PGothic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PGothic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1:51:36.838000000</meta:creation-date>
    <dc:date>2024-03-16T12:01:45.653000000</dc:date>
    <meta:editing-duration>PT10M8S</meta:editing-duration>
    <meta:editing-cycles>2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20" meta:word-count="36" meta:character-count="260" meta:non-whitespace-character-count="243"/>
  </office:meta>
</office:document-meta>
</file>